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15cm"/>
    </style:style>
    <style:style style:name="co4" style:family="table-column">
      <style:table-column-properties fo:break-before="auto" style:column-width="2.496cm"/>
    </style:style>
    <style:style style:name="co5" style:family="table-column">
      <style:table-column-properties fo:break-before="auto" style:column-width="2.886cm"/>
    </style:style>
    <style:style style:name="co6" style:family="table-column">
      <style:table-column-properties fo:break-before="auto" style:column-width="3.302cm"/>
    </style:style>
    <style:style style:name="co7" style:family="table-column">
      <style:table-column-properties fo:break-before="auto" style:column-width="2.826cm"/>
    </style:style>
    <style:style style:name="co8" style:family="table-column">
      <style:table-column-properties fo:break-before="auto" style:column-width="1.554cm"/>
    </style:style>
    <style:style style:name="co9" style:family="table-column">
      <style:table-column-properties fo:break-before="auto" style:column-width="3.328cm"/>
    </style:style>
    <style:style style:name="co10" style:family="table-column">
      <style:table-column-properties fo:break-before="auto" style:column-width="0.582cm"/>
    </style:style>
    <style:style style:name="co11" style:family="table-column">
      <style:table-column-properties fo:break-before="auto" style:column-width="2.247cm"/>
    </style:style>
    <style:style style:name="co12" style:family="table-column">
      <style:table-column-properties fo:break-before="auto" style:column-width="3.413cm"/>
    </style:style>
    <style:style style:name="co13" style:family="table-column">
      <style:table-column-properties fo:break-before="auto" style:column-width="2.136cm"/>
    </style:style>
    <style:style style:name="co14" style:family="table-column">
      <style:table-column-properties fo:break-before="auto" style:column-width="2.004cm"/>
    </style:style>
    <style:style style:name="co15" style:family="table-column">
      <style:table-column-properties fo:break-before="auto" style:column-width="2.164cm"/>
    </style:style>
    <style:style style:name="co16" style:family="table-column">
      <style:table-column-properties fo:break-before="auto" style:column-width="0.748cm"/>
    </style:style>
    <style:style style:name="co17" style:family="table-column">
      <style:table-column-properties fo:break-before="auto" style:column-width="1.695cm"/>
    </style:style>
    <style:style style:name="co18" style:family="table-column">
      <style:table-column-properties fo:break-before="auto" style:column-width="3.366cm"/>
    </style:style>
    <style:style style:name="co19" style:family="table-column">
      <style:table-column-properties fo:break-before="auto" style:column-width="0.667cm"/>
    </style:style>
    <style:style style:name="co20" style:family="table-column">
      <style:table-column-properties fo:break-before="auto" style:column-width="1.953cm"/>
    </style:style>
    <style:style style:name="co21" style:family="table-column">
      <style:table-column-properties fo:break-before="auto" style:column-width="3.441cm"/>
    </style:style>
    <style:style style:name="co22" style:family="table-column">
      <style:table-column-properties fo:break-before="auto" style:column-width="0.693cm"/>
    </style:style>
    <style:style style:name="co23" style:family="table-column">
      <style:table-column-properties fo:break-before="auto" style:column-width="2.466cm"/>
    </style:style>
    <style:style style:name="co24" style:family="table-column">
      <style:table-column-properties fo:break-before="auto" style:column-width="3.39cm"/>
    </style:style>
    <style:style style:name="co25" style:family="table-column">
      <style:table-column-properties fo:break-before="auto" style:column-width="1.773cm"/>
    </style:style>
    <style:style style:name="co26" style:family="table-column">
      <style:table-column-properties fo:break-before="auto" style:column-width="3.33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0000"/>
    </style:style>
    <style:style style:name="ce10" style:family="table-cell" style:parent-style-name="Default">
      <style:table-cell-properties fo:background-color="#ff00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fo:background-color="#ff00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ext-properties style:use-window-font-color="true"/>
    </style:style>
    <style:style style:name="ce13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3" table:default-cell-style-name="Default"/>
        <table:table-column table:style-name="co2" table:default-cell-style-name="ce4"/>
        <table:table-column table:style-name="co4" table:default-cell-style-name="ce4"/>
        <table:table-column table:style-name="co2" table:number-columns-repeated="3" table:default-cell-style-name="ce4"/>
        <table:table-column table:style-name="co5" table:default-cell-style-name="ce4"/>
        <table:table-column table:style-name="co6" table:default-cell-style-name="Default"/>
        <table:table-column table:style-name="co2" table:default-cell-style-name="ce4"/>
        <table:table-column table:style-name="co2" table:number-columns-repeated="2" table:default-cell-style-name="Default"/>
        <table:table-column table:style-name="co7" table:default-cell-style-name="ce4"/>
        <table:table-column table:style-name="co8" table:default-cell-style-name="ce14"/>
        <table:table-column table:style-name="co9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14"/>
        <table:table-column table:style-name="co12" table:default-cell-style-name="ce4"/>
        <table:table-column table:style-name="co13" table:default-cell-style-name="ce4"/>
        <table:table-column table:style-name="co10" table:default-cell-style-name="ce4"/>
        <table:table-column table:style-name="co14" table:default-cell-style-name="ce14"/>
        <table:table-column table:style-name="co12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14"/>
        <table:table-column table:style-name="co18" table:default-cell-style-name="ce4"/>
        <table:table-column table:style-name="co2" table:default-cell-style-name="ce4"/>
        <table:table-column table:style-name="co19" table:default-cell-style-name="ce4"/>
        <table:table-column table:style-name="co20" table:default-cell-style-name="ce14"/>
        <table:table-column table:style-name="co21" table:default-cell-style-name="ce4"/>
        <table:table-column table:style-name="co2" table:default-cell-style-name="ce4"/>
        <table:table-column table:style-name="co22" table:default-cell-style-name="ce4"/>
        <table:table-column table:style-name="co23" table:default-cell-style-name="ce14"/>
        <table:table-column table:style-name="co24" table:default-cell-style-name="ce4"/>
        <table:table-column table:style-name="co2" table:default-cell-style-name="ce4"/>
        <table:table-column table:style-name="co25" table:default-cell-style-name="ce4"/>
        <table:table-column table:style-name="co2" table:default-cell-style-name="ce14"/>
        <table:table-column table:style-name="co26" table:default-cell-style-name="ce4"/>
        <table:table-column table:style-name="co2" table:default-cell-style-name="ce4"/>
        <table:table-column table:style-name="co19" table:default-cell-style-name="ce4"/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  <table:table-cell table:style-name="Default" table:number-columns-repeated="29"/>
        </table:table-row>
        <table:table-row table:style-name="ro1">
          <table:table-cell/>
          <table:table-cell table:style-name="ce1" office:value-type="string">
            <text:p>Volumenausnutzung pro Baustein für den Satellitenbus</text:p>
          </table:table-cell>
          <table:table-cell table:style-name="ce1"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29"/>
        </table:table-row>
        <table:table-row table:style-name="ro1">
          <table:table-cell/>
          <table:table-cell table:style-name="ce1" table:number-columns-repeated="2"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29"/>
        </table:table-row>
        <table:table-row table:style-name="ro1">
          <table:table-cell/>
          <table:table-cell table:style-name="ce1" office:value-type="string">
            <text:p>Modellbaustein: 400x400x400mm³ = 64000000mm³</text:p>
          </table:table-cell>
          <table:table-cell table:style-name="ce1"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29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 table:style-name="ce12"/>
          <table:table-cell/>
          <table:table-cell table:style-name="Default" table:number-columns-repeated="29"/>
        </table:table-row>
        <table:table-row table:style-name="ro1">
          <table:table-cell/>
          <table:table-cell table:style-name="ce2" office:value-type="string">
            <text:p>Subsystem</text:p>
          </table:table-cell>
          <table:table-cell table:style-name="ce2" office:value-type="string">
            <text:p>Komponente</text:p>
          </table:table-cell>
          <table:table-cell table:style-name="ce2" office:value-type="string">
            <text:p>Länge [mm]</text:p>
          </table:table-cell>
          <table:table-cell table:style-name="ce2" office:value-type="string">
            <text:p>Breite [mm]</text:p>
          </table:table-cell>
          <table:table-cell table:style-name="ce2" office:value-type="string">
            <text:p>Tiefe [mm]</text:p>
          </table:table-cell>
          <table:table-cell table:style-name="ce2" office:value-type="string">
            <text:p>Volumen [mm³]</text:p>
          </table:table-cell>
          <table:table-cell table:style-name="ce2" office:value-type="string">
            <text:p>Volumenanteil [%]</text:p>
          </table:table-cell>
          <table:table-cell table:style-name="ce2" office:value-type="string">
            <text:p>Masse [kg]</text:p>
          </table:table-cell>
          <table:table-cell table:number-columns-repeated="2"/>
          <table:table-cell table:style-name="ce2" office:value-type="string">
            <text:p>Komponente</text:p>
          </table:table-cell>
          <table:table-cell table:style-name="ce13" office:value-type="string">
            <text:p>GRACE</text:p>
          </table:table-cell>
          <table:table-cell table:style-name="ce2" office:value-type="string">
            <text:p>Volumenanteil [%]</text:p>
          </table:table-cell>
          <table:table-cell table:style-name="ce2" office:value-type="string">
            <text:p>Masse [kg]</text:p>
          </table:table-cell>
          <table:table-cell table:style-name="ce2"/>
          <table:table-cell table:style-name="ce15" office:value-type="string">
            <text:p>TerraSAR-X</text:p>
          </table:table-cell>
          <table:table-cell table:style-name="ce2" office:value-type="string">
            <text:p>Volumenanteil [%]</text:p>
          </table:table-cell>
          <table:table-cell table:style-name="ce2" office:value-type="string">
            <text:p>Masse [kg]</text:p>
          </table:table-cell>
          <table:table-cell table:style-name="ce2"/>
          <table:table-cell table:style-name="ce15" office:value-type="string">
            <text:p>CryoSAT</text:p>
          </table:table-cell>
          <table:table-cell table:style-name="ce2" office:value-type="string">
            <text:p>Volumenanteil [%]</text:p>
          </table:table-cell>
          <table:table-cell table:style-name="ce2" office:value-type="string">
            <text:p>Masse [kg]</text:p>
          </table:table-cell>
          <table:table-cell table:style-name="ce2"/>
          <table:table-cell table:style-name="ce15" office:value-type="string">
            <text:p>GOCE</text:p>
          </table:table-cell>
          <table:table-cell table:style-name="ce2" office:value-type="string">
            <text:p>Volumenanteil [%]</text:p>
          </table:table-cell>
          <table:table-cell table:style-name="ce2" office:value-type="string">
            <text:p>Masse [kg]</text:p>
          </table:table-cell>
          <table:table-cell/>
          <table:table-cell table:style-name="ce15" office:value-type="string">
            <text:p>SWARM</text:p>
          </table:table-cell>
          <table:table-cell table:style-name="ce2" office:value-type="string">
            <text:p>Volumenanteil [%]</text:p>
          </table:table-cell>
          <table:table-cell table:style-name="ce2" office:value-type="string">
            <text:p>Masse [kg]</text:p>
          </table:table-cell>
          <table:table-cell table:style-name="ce2"/>
          <table:table-cell table:style-name="ce15" office:value-type="string">
            <text:p>ADM-Aeolus</text:p>
          </table:table-cell>
          <table:table-cell table:style-name="ce2" office:value-type="string">
            <text:p>Volumenanteil [%]</text:p>
          </table:table-cell>
          <table:table-cell table:style-name="ce2" office:value-type="string">
            <text:p>Masse [kg]</text:p>
          </table:table-cell>
          <table:table-cell table:style-name="ce2"/>
          <table:table-cell table:style-name="ce15" office:value-type="string">
            <text:p>GIOVE-A</text:p>
          </table:table-cell>
          <table:table-cell table:style-name="ce2" office:value-type="string">
            <text:p>Volumenanteil [%]</text:p>
          </table:table-cell>
          <table:table-cell table:style-name="ce2" office:value-type="string">
            <text:p>Masse [kg]</text:p>
          </table:table-cell>
          <table:table-cell table:style-name="ce2"/>
        </table:table-row>
        <table:table-row table:style-name="ro1">
          <table:table-cell/>
          <table:table-cell table:style-name="ce2" office:value-type="string">
            <text:p>OBDH</text:p>
          </table:table-cell>
          <table:table-cell/>
          <table:table-cell office:value-type="float" office:value="333.67">
            <text:p>333,67</text:p>
          </table:table-cell>
          <table:table-cell office:value-type="float" office:value="229.4">
            <text:p>229,4</text:p>
          </table:table-cell>
          <table:table-cell office:value-type="float" office:value="142.47">
            <text:p>142,47</text:p>
          </table:table-cell>
          <table:table-cell table:formula="of:=[.D7]*[.E7]*[.F7]" office:value-type="float" office:value="10905209.14806">
            <text:p>10905209,15</text:p>
          </table:table-cell>
          <table:table-cell table:style-name="ce10" table:formula="of:=[.G7]/640000" office:value-type="float" office:value="17.0393892938438">
            <text:p>17,04</text:p>
          </table:table-cell>
          <table:table-cell table:style-name="ce11" office:value-type="float" office:value="9.14">
            <text:p>9,14</text:p>
          </table:table-cell>
          <table:table-cell table:number-columns-repeated="2"/>
          <table:table-cell office:value-type="string">
            <text:p>OBDH</text:p>
          </table:table-cell>
          <table:table-cell office:value-type="float" office:value="1">
            <text:p>1</text:p>
          </table:table-cell>
          <table:table-cell table:formula="of:=[.M7]*[.H7]" office:value-type="float" office:value="17.0393892938438">
            <text:p>17,04</text:p>
          </table:table-cell>
          <table:table-cell table:formula="of:=[.M7]*[.I7]" office:value-type="float" office:value="9.14">
            <text:p>9,14</text:p>
          </table:table-cell>
          <table:table-cell/>
          <table:table-cell office:value-type="float" office:value="1">
            <text:p>1</text:p>
          </table:table-cell>
          <table:table-cell table:formula="of:=[.Q7]*[.H7]" office:value-type="float" office:value="17.0393892938438">
            <text:p>17,04</text:p>
          </table:table-cell>
          <table:table-cell table:formula="of:=[.Q7]*[.I7]" office:value-type="float" office:value="9.14">
            <text:p>9,14</text:p>
          </table:table-cell>
          <table:table-cell office:value-type="string">
            <text:p>**</text:p>
          </table:table-cell>
          <table:table-cell office:value-type="float" office:value="1">
            <text:p>1</text:p>
          </table:table-cell>
          <table:table-cell table:formula="of:=[.U7]*[.H7]" office:value-type="float" office:value="17.0393892938438">
            <text:p>17,04</text:p>
          </table:table-cell>
          <table:table-cell table:formula="of:=[.U7]*[.I7]" office:value-type="float" office:value="9.14">
            <text:p>9,14</text:p>
          </table:table-cell>
          <table:table-cell/>
          <table:table-cell office:value-type="float" office:value="1">
            <text:p>1</text:p>
          </table:table-cell>
          <table:table-cell table:formula="of:=[.Y7]*[.H7]" office:value-type="float" office:value="17.0393892938438">
            <text:p>17,04</text:p>
          </table:table-cell>
          <table:table-cell table:formula="of:=[.Y7]*[.I7]" office:value-type="float" office:value="9.14">
            <text:p>9,14</text:p>
          </table:table-cell>
          <table:table-cell/>
          <table:table-cell office:value-type="float" office:value="1">
            <text:p>1</text:p>
          </table:table-cell>
          <table:table-cell table:formula="of:=[.H7]*[.AC7]" office:value-type="float" office:value="17.0393892938438">
            <text:p>17,04</text:p>
          </table:table-cell>
          <table:table-cell table:formula="of:=[.AC7]*[.I7]" office:value-type="float" office:value="9.14">
            <text:p>9,14</text:p>
          </table:table-cell>
          <table:table-cell/>
          <table:table-cell office:value-type="float" office:value="1">
            <text:p>1</text:p>
          </table:table-cell>
          <table:table-cell table:formula="of:=[.H7]*[.AG7]" office:value-type="float" office:value="17.0393892938438">
            <text:p>17,04</text:p>
          </table:table-cell>
          <table:table-cell table:formula="of:=[.I7]*[.AG7]" office:value-type="float" office:value="9.14">
            <text:p>9,14</text:p>
          </table:table-cell>
          <table:table-cell/>
          <table:table-cell office:value-type="float" office:value="1">
            <text:p>1</text:p>
          </table:table-cell>
          <table:table-cell table:formula="of:=[.H7]*[.AK7]" office:value-type="float" office:value="17.0393892938438">
            <text:p>17,04</text:p>
          </table:table-cell>
          <table:table-cell table:formula="of:=[.I7]*[.AK7]" office:value-type="float" office:value="9.14">
            <text:p>9,14</text:p>
          </table:table-cell>
          <table:table-cell/>
        </table:table-row>
        <table:table-row table:style-name="ro1">
          <table:table-cell/>
          <table:table-cell table:style-name="ce3" table:number-columns-repeated="8"/>
          <table:table-cell table:number-columns-repeated="31"/>
        </table:table-row>
        <table:table-row table:style-name="ro1">
          <table:table-cell/>
          <table:table-cell table:style-name="ce2" office:value-type="string">
            <text:p>TM &amp; TC</text:p>
          </table:table-cell>
          <table:table-cell office:value-type="string">
            <text:p>Antennen</text:p>
          </table:table-cell>
          <table:table-cell office:value-type="float" office:value="275.25">
            <text:p>275,25</text:p>
          </table:table-cell>
          <table:table-cell office:value-type="float" office:value="115.5">
            <text:p>115,5</text:p>
          </table:table-cell>
          <table:table-cell office:value-type="float" office:value="100">
            <text:p>100</text:p>
          </table:table-cell>
          <table:table-cell table:formula="of:=[.D9]*[.E9]*[.F9]" office:value-type="float" office:value="3179137.5">
            <text:p>3179137,5</text:p>
          </table:table-cell>
          <table:table-cell table:style-name="ce4" table:formula="of:=[.G9]/640000" office:value-type="float" office:value="4.96740234375">
            <text:p>4,97</text:p>
          </table:table-cell>
          <table:table-cell office:value-type="float" office:value="0.92">
            <text:p>0,92</text:p>
          </table:table-cell>
          <table:table-cell table:number-columns-repeated="2"/>
          <table:table-cell office:value-type="string">
            <text:p>Antennen</text:p>
          </table:table-cell>
          <table:table-cell office:value-type="float" office:value="2">
            <text:p>2</text:p>
          </table:table-cell>
          <table:table-cell table:formula="of:=[.M9]*[.H9]" office:value-type="float" office:value="9.9348046875">
            <text:p>9,93</text:p>
          </table:table-cell>
          <table:table-cell table:formula="of:=[.M9]*[.I9]" office:value-type="float" office:value="1.84">
            <text:p>1,84</text:p>
          </table:table-cell>
          <table:table-cell/>
          <table:table-cell office:value-type="float" office:value="2">
            <text:p>2</text:p>
          </table:table-cell>
          <table:table-cell table:formula="of:=[.Q9]*[.H9]" office:value-type="float" office:value="9.9348046875">
            <text:p>9,93</text:p>
          </table:table-cell>
          <table:table-cell table:formula="of:=[.Q9]*[.I9]" office:value-type="float" office:value="1.84">
            <text:p>1,84</text:p>
          </table:table-cell>
          <table:table-cell/>
          <table:table-cell office:value-type="float" office:value="2">
            <text:p>2</text:p>
          </table:table-cell>
          <table:table-cell table:formula="of:=[.U9]*[.H9]" office:value-type="float" office:value="9.9348046875">
            <text:p>9,93</text:p>
          </table:table-cell>
          <table:table-cell table:formula="of:=[.U9]*[.I9]" office:value-type="float" office:value="1.84">
            <text:p>1,84</text:p>
          </table:table-cell>
          <table:table-cell/>
          <table:table-cell office:value-type="float" office:value="2">
            <text:p>2</text:p>
          </table:table-cell>
          <table:table-cell table:formula="of:=[.Y9]*[.H9]" office:value-type="float" office:value="9.9348046875">
            <text:p>9,93</text:p>
          </table:table-cell>
          <table:table-cell table:formula="of:=[.Y9]*[.I9]" office:value-type="float" office:value="1.84">
            <text:p>1,84</text:p>
          </table:table-cell>
          <table:table-cell/>
          <table:table-cell office:value-type="float" office:value="2">
            <text:p>2</text:p>
          </table:table-cell>
          <table:table-cell table:formula="of:=[.H9]*[.AC9]" office:value-type="float" office:value="9.9348046875">
            <text:p>9,93</text:p>
          </table:table-cell>
          <table:table-cell table:formula="of:=[.AC9]*[.I9]" office:value-type="float" office:value="1.84">
            <text:p>1,84</text:p>
          </table:table-cell>
          <table:table-cell/>
          <table:table-cell office:value-type="float" office:value="2">
            <text:p>2</text:p>
          </table:table-cell>
          <table:table-cell table:formula="of:=[.H9]*[.AG9]" office:value-type="float" office:value="9.9348046875">
            <text:p>9,93</text:p>
          </table:table-cell>
          <table:table-cell table:formula="of:=[.I9]*[.AG9]" office:value-type="float" office:value="1.84">
            <text:p>1,84</text:p>
          </table:table-cell>
          <table:table-cell/>
          <table:table-cell office:value-type="float" office:value="2">
            <text:p>2</text:p>
          </table:table-cell>
          <table:table-cell table:formula="of:=[.H9]*[.AK9]" office:value-type="float" office:value="9.9348046875">
            <text:p>9,93</text:p>
          </table:table-cell>
          <table:table-cell table:formula="of:=[.I9]*[.AK9]" office:value-type="float" office:value="1.84">
            <text:p>1,84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ransmitter</text:p>
          </table:table-cell>
          <table:table-cell office:value-type="float" office:value="200">
            <text:p>200</text:p>
          </table:table-cell>
          <table:table-cell office:value-type="float" office:value="191">
            <text:p>191</text:p>
          </table:table-cell>
          <table:table-cell office:value-type="float" office:value="104.5">
            <text:p>104,5</text:p>
          </table:table-cell>
          <table:table-cell table:formula="of:=[.D10]*[.E10]*[.F10]" office:value-type="float" office:value="3991900">
            <text:p>3991900</text:p>
          </table:table-cell>
          <table:table-cell table:style-name="ce4" table:formula="of:=[.G10]/640000" office:value-type="float" office:value="6.23734375">
            <text:p>6,24</text:p>
          </table:table-cell>
          <table:table-cell office:value-type="float" office:value="2.63">
            <text:p>2,63</text:p>
          </table:table-cell>
          <table:table-cell table:number-columns-repeated="2"/>
          <table:table-cell office:value-type="string">
            <text:p>Transmitter</text:p>
          </table:table-cell>
          <table:table-cell office:value-type="float" office:value="2">
            <text:p>2</text:p>
          </table:table-cell>
          <table:table-cell table:formula="of:=[.M10]*[.H10]" office:value-type="float" office:value="12.4746875">
            <text:p>12,47</text:p>
          </table:table-cell>
          <table:table-cell table:formula="of:=[.M10]*[.I10]" office:value-type="float" office:value="5.26">
            <text:p>5,26</text:p>
          </table:table-cell>
          <table:table-cell/>
          <table:table-cell office:value-type="float" office:value="2">
            <text:p>2</text:p>
          </table:table-cell>
          <table:table-cell table:formula="of:=[.Q10]*[.H10]" office:value-type="float" office:value="12.4746875">
            <text:p>12,47</text:p>
          </table:table-cell>
          <table:table-cell table:formula="of:=[.Q10]*[.I10]" office:value-type="float" office:value="5.26">
            <text:p>5,26</text:p>
          </table:table-cell>
          <table:table-cell/>
          <table:table-cell office:value-type="float" office:value="2">
            <text:p>2</text:p>
          </table:table-cell>
          <table:table-cell table:formula="of:=[.U10]*[.H10]" office:value-type="float" office:value="12.4746875">
            <text:p>12,47</text:p>
          </table:table-cell>
          <table:table-cell table:formula="of:=[.U10]*[.I10]" office:value-type="float" office:value="5.26">
            <text:p>5,26</text:p>
          </table:table-cell>
          <table:table-cell/>
          <table:table-cell office:value-type="float" office:value="2">
            <text:p>2</text:p>
          </table:table-cell>
          <table:table-cell table:formula="of:=[.Y10]*[.H10]" office:value-type="float" office:value="12.4746875">
            <text:p>12,47</text:p>
          </table:table-cell>
          <table:table-cell table:formula="of:=[.Y10]*[.I10]" office:value-type="float" office:value="5.26">
            <text:p>5,26</text:p>
          </table:table-cell>
          <table:table-cell/>
          <table:table-cell office:value-type="float" office:value="2">
            <text:p>2</text:p>
          </table:table-cell>
          <table:table-cell table:formula="of:=[.H10]*[.AC10]" office:value-type="float" office:value="12.4746875">
            <text:p>12,47</text:p>
          </table:table-cell>
          <table:table-cell table:formula="of:=[.AC10]*[.I10]" office:value-type="float" office:value="5.26">
            <text:p>5,26</text:p>
          </table:table-cell>
          <table:table-cell/>
          <table:table-cell office:value-type="float" office:value="2">
            <text:p>2</text:p>
          </table:table-cell>
          <table:table-cell table:formula="of:=[.H10]*[.AG10]" office:value-type="float" office:value="12.4746875">
            <text:p>12,47</text:p>
          </table:table-cell>
          <table:table-cell table:formula="of:=[.I10]*[.AG10]" office:value-type="float" office:value="5.26">
            <text:p>5,26</text:p>
          </table:table-cell>
          <table:table-cell/>
          <table:table-cell office:value-type="float" office:value="1">
            <text:p>1</text:p>
          </table:table-cell>
          <table:table-cell table:formula="of:=[.H10]*[.AK10]" office:value-type="float" office:value="6.23734375">
            <text:p>6,24</text:p>
          </table:table-cell>
          <table:table-cell table:formula="of:=[.I10]*[.AK10]" office:value-type="float" office:value="2.63">
            <text:p>2,6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eceiver</text:p>
          </table:table-cell>
          <table:table-cell office:value-type="float" office:value="174.4">
            <text:p>174,4</text:p>
          </table:table-cell>
          <table:table-cell office:value-type="float" office:value="116.6">
            <text:p>116,6</text:p>
          </table:table-cell>
          <table:table-cell office:value-type="float" office:value="60">
            <text:p>60</text:p>
          </table:table-cell>
          <table:table-cell table:formula="of:=[.D11]*[.E11]*[.F11]" office:value-type="float" office:value="1220102.4">
            <text:p>1220102,4</text:p>
          </table:table-cell>
          <table:table-cell table:style-name="ce4" table:formula="of:=[.G11]/640000" office:value-type="float" office:value="1.90641">
            <text:p>1,91</text:p>
          </table:table-cell>
          <table:table-cell office:value-type="float" office:value="0.96">
            <text:p>0,96</text:p>
          </table:table-cell>
          <table:table-cell table:number-columns-repeated="2"/>
          <table:table-cell office:value-type="string">
            <text:p>Receiver</text:p>
          </table:table-cell>
          <table:table-cell office:value-type="float" office:value="2">
            <text:p>2</text:p>
          </table:table-cell>
          <table:table-cell table:formula="of:=[.M11]*[.H11]" office:value-type="float" office:value="3.81282">
            <text:p>3,81</text:p>
          </table:table-cell>
          <table:table-cell table:formula="of:=[.M11]*[.I11]" office:value-type="float" office:value="1.92">
            <text:p>1,92</text:p>
          </table:table-cell>
          <table:table-cell/>
          <table:table-cell office:value-type="float" office:value="2">
            <text:p>2</text:p>
          </table:table-cell>
          <table:table-cell table:formula="of:=[.Q11]*[.H11]" office:value-type="float" office:value="3.81282">
            <text:p>3,81</text:p>
          </table:table-cell>
          <table:table-cell table:formula="of:=[.Q11]*[.I11]" office:value-type="float" office:value="1.92">
            <text:p>1,92</text:p>
          </table:table-cell>
          <table:table-cell/>
          <table:table-cell office:value-type="float" office:value="2">
            <text:p>2</text:p>
          </table:table-cell>
          <table:table-cell table:formula="of:=[.U11]*[.H11]" office:value-type="float" office:value="3.81282">
            <text:p>3,81</text:p>
          </table:table-cell>
          <table:table-cell table:formula="of:=[.U11]*[.I11]" office:value-type="float" office:value="1.92">
            <text:p>1,92</text:p>
          </table:table-cell>
          <table:table-cell/>
          <table:table-cell office:value-type="float" office:value="2">
            <text:p>2</text:p>
          </table:table-cell>
          <table:table-cell table:formula="of:=[.Y11]*[.H11]" office:value-type="float" office:value="3.81282">
            <text:p>3,81</text:p>
          </table:table-cell>
          <table:table-cell table:formula="of:=[.Y11]*[.I11]" office:value-type="float" office:value="1.92">
            <text:p>1,92</text:p>
          </table:table-cell>
          <table:table-cell table:number-columns-repeated="9"/>
          <table:table-cell office:value-type="float" office:value="2">
            <text:p>2</text:p>
          </table:table-cell>
          <table:table-cell table:formula="of:=[.H11]*[.AK11]" office:value-type="float" office:value="3.81282">
            <text:p>3,81</text:p>
          </table:table-cell>
          <table:table-cell table:formula="of:=[.I11]*[.AK11]" office:value-type="float" office:value="1.92">
            <text:p>1,9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ransceiver</text:p>
          </table:table-cell>
          <table:table-cell office:value-type="float" office:value="176">
            <text:p>176</text:p>
          </table:table-cell>
          <table:table-cell office:value-type="float" office:value="123">
            <text:p>123</text:p>
          </table:table-cell>
          <table:table-cell office:value-type="float" office:value="46.5">
            <text:p>46,5</text:p>
          </table:table-cell>
          <table:table-cell table:formula="of:=[.D12]*[.E12]*[.F12]" office:value-type="float" office:value="1006632">
            <text:p>1006632</text:p>
          </table:table-cell>
          <table:table-cell table:style-name="ce4" table:formula="of:=[.G12]/640000" office:value-type="float" office:value="1.5728625">
            <text:p>1,57</text:p>
          </table:table-cell>
          <table:table-cell office:value-type="float" office:value="0.93">
            <text:p>0,93</text:p>
          </table:table-cell>
          <table:table-cell table:number-columns-repeated="2"/>
          <table:table-cell office:value-type="string">
            <text:p>Transceiver</text:p>
          </table:table-cell>
          <table:table-cell table:number-columns-repeated="12"/>
          <table:table-cell office:value-type="float" office:value="2">
            <text:p>2</text:p>
          </table:table-cell>
          <table:table-cell table:formula="of:=[.Y12]*[.H12]" office:value-type="float" office:value="3.145725">
            <text:p>3,15</text:p>
          </table:table-cell>
          <table:table-cell table:formula="of:=[.Y12]*[.I12]" office:value-type="float" office:value="1.86">
            <text:p>1,86</text:p>
          </table:table-cell>
          <table:table-cell/>
          <table:table-cell office:value-type="float" office:value="2">
            <text:p>2</text:p>
          </table:table-cell>
          <table:table-cell table:formula="of:=[.H12]*[.AC12]" office:value-type="float" office:value="3.145725">
            <text:p>3,15</text:p>
          </table:table-cell>
          <table:table-cell table:formula="of:=[.AC12]*[.I12]" office:value-type="float" office:value="1.86">
            <text:p>1,86</text:p>
          </table:table-cell>
          <table:table-cell/>
          <table:table-cell office:value-type="float" office:value="2">
            <text:p>2</text:p>
          </table:table-cell>
          <table:table-cell table:formula="of:=[.H12]*[.AG12]" office:value-type="float" office:value="3.145725">
            <text:p>3,15</text:p>
          </table:table-cell>
          <table:table-cell table:formula="of:=[.I12]*[.AG12]" office:value-type="float" office:value="1.86">
            <text:p>1,8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Power Ampl.</text:p>
          </table:table-cell>
          <table:table-cell office:value-type="float" office:value="223.33">
            <text:p>223,33</text:p>
          </table:table-cell>
          <table:table-cell office:value-type="float" office:value="125.83">
            <text:p>125,83</text:p>
          </table:table-cell>
          <table:table-cell office:value-type="float" office:value="61.5">
            <text:p>61,5</text:p>
          </table:table-cell>
          <table:table-cell table:formula="of:=[.D13]*[.E13]*[.F13]" office:value-type="float" office:value="1728249.25485">
            <text:p>1728249,25</text:p>
          </table:table-cell>
          <table:table-cell table:style-name="ce4" table:formula="of:=[.G13]/640000" office:value-type="float" office:value="2.70038946070312">
            <text:p>2,7</text:p>
          </table:table-cell>
          <table:table-cell office:value-type="float" office:value="1.09">
            <text:p>1,09</text:p>
          </table:table-cell>
          <table:table-cell table:number-columns-repeated="2"/>
          <table:table-cell office:value-type="string">
            <text:p>Power Ampl.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2" office:value-type="string">
            <text:p>Gesamt</text:p>
          </table:table-cell>
          <table:table-cell table:number-columns-repeated="3"/>
          <table:table-cell table:formula="of:=[.G9]+[.G10]+[.G11]+[.G12]+[.G13]" office:value-type="float" office:value="11126021.15485">
            <text:p>11126021,15</text:p>
          </table:table-cell>
          <table:table-cell table:style-name="ce11" table:formula="of:=[.G14]/640000" office:value-type="float" office:value="17.3844080544531">
            <text:p>17,38</text:p>
          </table:table-cell>
          <table:table-cell table:style-name="ce11" table:formula="of:=[.I9]+[.I10]+[.I11]+[.I12]+[.I13]" office:value-type="float" office:value="6.53">
            <text:p>6,53</text:p>
          </table:table-cell>
          <table:table-cell table:number-columns-repeated="31"/>
        </table:table-row>
        <table:table-row table:style-name="ro1">
          <table:table-cell/>
          <table:table-cell table:style-name="ce3"/>
          <table:table-cell table:style-name="ce7"/>
          <table:table-cell table:style-name="ce3" table:number-columns-repeated="6"/>
          <table:table-cell table:number-columns-repeated="31"/>
        </table:table-row>
        <table:table-row table:style-name="ro1">
          <table:table-cell/>
          <table:table-cell table:style-name="ce2" office:value-type="string">
            <text:p>Power</text:p>
          </table:table-cell>
          <table:table-cell office:value-type="string">
            <text:p>PCDU</text:p>
          </table:table-cell>
          <table:table-cell office:value-type="float" office:value="249.33">
            <text:p>249,33</text:p>
          </table:table-cell>
          <table:table-cell office:value-type="float" office:value="176.78">
            <text:p>176,78</text:p>
          </table:table-cell>
          <table:table-cell office:value-type="float" office:value="37.67">
            <text:p>37,67</text:p>
          </table:table-cell>
          <table:table-cell table:formula="of:=[.D16]*[.E16]*[.F16]" office:value-type="float" office:value="1660363.917258">
            <text:p>1660363,92</text:p>
          </table:table-cell>
          <table:table-cell table:style-name="ce4" table:formula="of:=[.G16]/640000" office:value-type="float" office:value="2.59431862071563">
            <text:p>2,59</text:p>
          </table:table-cell>
          <table:table-cell office:value-type="float" office:value="2.4">
            <text:p>2,4</text:p>
          </table:table-cell>
          <table:table-cell table:number-columns-repeated="2"/>
          <table:table-cell office:value-type="string">
            <text:p>PCDU</text:p>
          </table:table-cell>
          <table:table-cell office:value-type="float" office:value="2">
            <text:p>2</text:p>
          </table:table-cell>
          <table:table-cell table:formula="of:=[.M16]*[.H16]" office:value-type="float" office:value="5.18863724143125">
            <text:p>5,19</text:p>
          </table:table-cell>
          <table:table-cell table:formula="of:=[.M16]*[.I16]" office:value-type="float" office:value="4.8">
            <text:p>4,8</text:p>
          </table:table-cell>
          <table:table-cell office:value-type="string">
            <text:p>***</text:p>
          </table:table-cell>
          <table:table-cell office:value-type="float" office:value="8">
            <text:p>8</text:p>
          </table:table-cell>
          <table:table-cell table:formula="of:=[.Q16]*[.H16]" office:value-type="float" office:value="20.754548965725">
            <text:p>20,75</text:p>
          </table:table-cell>
          <table:table-cell table:formula="of:=[.Q16]*[.I16]" office:value-type="float" office:value="19.2">
            <text:p>19,2</text:p>
          </table:table-cell>
          <table:table-cell office:value-type="string">
            <text:p>***</text:p>
          </table:table-cell>
          <table:table-cell office:value-type="float" office:value="8">
            <text:p>8</text:p>
          </table:table-cell>
          <table:table-cell table:formula="of:=[.U16]*[.H16]" office:value-type="float" office:value="20.754548965725">
            <text:p>20,75</text:p>
          </table:table-cell>
          <table:table-cell table:formula="of:=[.U16]*[.I16]" office:value-type="float" office:value="19.2">
            <text:p>19,2</text:p>
          </table:table-cell>
          <table:table-cell office:value-type="string">
            <text:p>***</text:p>
          </table:table-cell>
          <table:table-cell office:value-type="float" office:value="8">
            <text:p>8</text:p>
          </table:table-cell>
          <table:table-cell table:formula="of:=[.Y16]*[.H16]" office:value-type="float" office:value="20.754548965725">
            <text:p>20,75</text:p>
          </table:table-cell>
          <table:table-cell table:formula="of:=[.Y16]*[.I16]" office:value-type="float" office:value="19.2">
            <text:p>19,2</text:p>
          </table:table-cell>
          <table:table-cell office:value-type="string">
            <text:p>***</text:p>
          </table:table-cell>
          <table:table-cell office:value-type="float" office:value="6">
            <text:p>6</text:p>
          </table:table-cell>
          <table:table-cell table:formula="of:=[.H16]*[.AC16]" office:value-type="float" office:value="15.5659117242938">
            <text:p>15,57</text:p>
          </table:table-cell>
          <table:table-cell table:formula="of:=[.AC16]*[.I16]" office:value-type="float" office:value="14.4">
            <text:p>14,4</text:p>
          </table:table-cell>
          <table:table-cell office:value-type="string">
            <text:p>***</text:p>
          </table:table-cell>
          <table:table-cell office:value-type="float" office:value="10">
            <text:p>10</text:p>
          </table:table-cell>
          <table:table-cell table:formula="of:=[.H16]*[.AG16]" office:value-type="float" office:value="25.9431862071563">
            <text:p>25,94</text:p>
          </table:table-cell>
          <table:table-cell table:formula="of:=[.I16]*[.AG16]" office:value-type="float" office:value="24">
            <text:p>24</text:p>
          </table:table-cell>
          <table:table-cell office:value-type="string">
            <text:p>***</text:p>
          </table:table-cell>
          <table:table-cell office:value-type="float" office:value="6">
            <text:p>6</text:p>
          </table:table-cell>
          <table:table-cell table:formula="of:=[.H16]*[.AK16]" office:value-type="float" office:value="15.5659117242938">
            <text:p>15,57</text:p>
          </table:table-cell>
          <table:table-cell table:formula="of:=[.I16]*[.AK16]" office:value-type="float" office:value="14.4">
            <text:p>14,4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2"/>
          <table:table-cell office:value-type="string">
            <text:p>Batterie</text:p>
          </table:table-cell>
          <table:table-cell office:value-type="float" office:value="216.67">
            <text:p>216,67</text:p>
          </table:table-cell>
          <table:table-cell office:value-type="float" office:value="92.33">
            <text:p>92,33</text:p>
          </table:table-cell>
          <table:table-cell office:value-type="float" office:value="67.33">
            <text:p>67,33</text:p>
          </table:table-cell>
          <table:table-cell table:formula="of:=[.D17]*[.E17]*[.F17]" office:value-type="float" office:value="1346946.150263">
            <text:p>1346946,15</text:p>
          </table:table-cell>
          <table:table-cell table:style-name="ce4" table:formula="of:=[.G17]/640000" office:value-type="float" office:value="2.10460335978594">
            <text:p>2,1</text:p>
          </table:table-cell>
          <table:table-cell office:value-type="float" office:value="2.15">
            <text:p>2,15</text:p>
          </table:table-cell>
          <table:table-cell table:number-columns-repeated="2"/>
          <table:table-cell office:value-type="string">
            <text:p>Batterie</text:p>
          </table:table-cell>
          <table:table-cell office:value-type="float" office:value="10">
            <text:p>10</text:p>
          </table:table-cell>
          <table:table-cell table:formula="of:=[.M17]*[.H17]" office:value-type="float" office:value="21.0460335978594">
            <text:p>21,05</text:p>
          </table:table-cell>
          <table:table-cell table:formula="of:=[.M17]*[.I17]" office:value-type="float" office:value="21.5">
            <text:p>21,5</text:p>
          </table:table-cell>
          <table:table-cell/>
          <table:table-cell office:value-type="float" office:value="3">
            <text:p>3</text:p>
          </table:table-cell>
          <table:table-cell table:formula="of:=[.Q17]*[.H17]" office:value-type="float" office:value="6.31381007935781">
            <text:p>6,31</text:p>
          </table:table-cell>
          <table:table-cell table:formula="of:=[.Q17]*[.I17]" office:value-type="float" office:value="6.45">
            <text:p>6,45</text:p>
          </table:table-cell>
          <table:table-cell/>
          <table:table-cell office:value-type="float" office:value="6">
            <text:p>6</text:p>
          </table:table-cell>
          <table:table-cell table:formula="of:=[.U17]*[.H17]" office:value-type="float" office:value="12.6276201587156">
            <text:p>12,63</text:p>
          </table:table-cell>
          <table:table-cell table:formula="of:=[.U17]*[.I17]" office:value-type="float" office:value="12.9">
            <text:p>12,9</text:p>
          </table:table-cell>
          <table:table-cell/>
          <table:table-cell office:value-type="float" office:value="8">
            <text:p>8</text:p>
          </table:table-cell>
          <table:table-cell table:formula="of:=[.Y17]*[.H17]" office:value-type="float" office:value="16.8368268782875">
            <text:p>16,84</text:p>
          </table:table-cell>
          <table:table-cell table:formula="of:=[.Y17]*[.I17]" office:value-type="float" office:value="17.2">
            <text:p>17,2</text:p>
          </table:table-cell>
          <table:table-cell/>
          <table:table-cell office:value-type="float" office:value="10">
            <text:p>10</text:p>
          </table:table-cell>
          <table:table-cell table:formula="of:=[.H17]*[.AC17]" office:value-type="float" office:value="21.0460335978594">
            <text:p>21,05</text:p>
          </table:table-cell>
          <table:table-cell table:formula="of:=[.AC17]*[.I17]" office:value-type="float" office:value="21.5">
            <text:p>21,5</text:p>
          </table:table-cell>
          <table:table-cell office:value-type="string">
            <text:p>**</text:p>
          </table:table-cell>
          <table:table-cell office:value-type="float" office:value="10">
            <text:p>10</text:p>
          </table:table-cell>
          <table:table-cell table:formula="of:=[.H17]*[.AG17]" office:value-type="float" office:value="21.0460335978594">
            <text:p>21,05</text:p>
          </table:table-cell>
          <table:table-cell table:formula="of:=[.I17]*[.AG17]" office:value-type="float" office:value="21.5">
            <text:p>21,5</text:p>
          </table:table-cell>
          <table:table-cell office:value-type="string">
            <text:p>**</text:p>
          </table:table-cell>
          <table:table-cell office:value-type="float" office:value="6">
            <text:p>6</text:p>
          </table:table-cell>
          <table:table-cell table:formula="of:=[.H17]*[.AK17]" office:value-type="float" office:value="12.6276201587156">
            <text:p>12,63</text:p>
          </table:table-cell>
          <table:table-cell table:formula="of:=[.I17]*[.AK17]" office:value-type="float" office:value="12.9">
            <text:p>12,9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Gesamt</text:p>
          </table:table-cell>
          <table:table-cell table:number-columns-repeated="3"/>
          <table:table-cell table:formula="of:=[.G16]+[.G17]" office:value-type="float" office:value="3007310.067521">
            <text:p>3007310,07</text:p>
          </table:table-cell>
          <table:table-cell table:style-name="ce2" table:formula="of:=[.G18]/640000" office:value-type="float" office:value="4.69892198050156">
            <text:p>4,7</text:p>
          </table:table-cell>
          <table:table-cell table:formula="of:=[.I16]+[.I17]" office:value-type="float" office:value="4.55">
            <text:p>4,55</text:p>
          </table:table-cell>
          <table:table-cell table:number-columns-repeated="31"/>
        </table:table-row>
        <table:table-row table:style-name="ro1">
          <table:table-cell table:number-columns-repeated="2"/>
          <table:table-cell table:style-name="ce2" office:value-type="string">
            <text:p>Gesamt*</text:p>
          </table:table-cell>
          <table:table-cell table:number-columns-repeated="4"/>
          <table:table-cell table:style-name="ce11" table:formula="of:=3*[.H18]" office:value-type="float" office:value="14.0967659415047">
            <text:p>14,1</text:p>
          </table:table-cell>
          <table:table-cell table:style-name="ce11" table:formula="of:=3*[.I18]" office:value-type="float" office:value="13.65">
            <text:p>13,65</text:p>
          </table:table-cell>
          <table:table-cell table:number-columns-repeated="31"/>
        </table:table-row>
        <table:table-row table:style-name="ro1">
          <table:table-cell/>
          <table:table-cell table:style-name="ce5" table:number-columns-repeated="5"/>
          <table:table-cell table:style-name="ce3"/>
          <table:table-cell table:style-name="ce5" table:number-columns-repeated="2"/>
          <table:table-cell table:number-columns-repeated="31"/>
        </table:table-row>
        <table:table-row table:style-name="ro1">
          <table:table-cell/>
          <table:table-cell table:style-name="ce2" office:value-type="string">
            <text:p>AOCS</text:p>
          </table:table-cell>
          <table:table-cell office:value-type="string">
            <text:p>Sonnensen.</text:p>
          </table:table-cell>
          <table:table-cell office:value-type="float" office:value="83.42">
            <text:p>83,42</text:p>
          </table:table-cell>
          <table:table-cell office:value-type="float" office:value="71.3">
            <text:p>71,3</text:p>
          </table:table-cell>
          <table:table-cell office:value-type="float" office:value="29.15">
            <text:p>29,15</text:p>
          </table:table-cell>
          <table:table-cell table:formula="of:=[.D21]*[.E21]*[.F21]" office:value-type="float" office:value="173379.7109">
            <text:p>173379,71</text:p>
          </table:table-cell>
          <table:table-cell table:style-name="ce4" table:formula="of:=[.G21]/640000" office:value-type="float" office:value="0.27090579828125">
            <text:p>0,27</text:p>
          </table:table-cell>
          <table:table-cell office:value-type="float" office:value="0.23">
            <text:p>0,23</text:p>
          </table:table-cell>
          <table:table-cell table:number-columns-repeated="2"/>
          <table:table-cell office:value-type="string">
            <text:p>Sonnensens.</text:p>
          </table:table-cell>
          <table:table-cell office:value-type="float" office:value="6">
            <text:p>6</text:p>
          </table:table-cell>
          <table:table-cell table:formula="of:=[.M21]*[.H21]" office:value-type="float" office:value="1.6254347896875">
            <text:p>1,63</text:p>
          </table:table-cell>
          <table:table-cell table:formula="of:=[.M21]*[.I21]" office:value-type="float" office:value="1.38">
            <text:p>1,38</text:p>
          </table:table-cell>
          <table:table-cell/>
          <table:table-cell office:value-type="float" office:value="6">
            <text:p>6</text:p>
          </table:table-cell>
          <table:table-cell table:formula="of:=[.Q21]*[.H21]" office:value-type="float" office:value="1.6254347896875">
            <text:p>1,63</text:p>
          </table:table-cell>
          <table:table-cell table:formula="of:=[.Q21]*[.I21]" office:value-type="float" office:value="1.38">
            <text:p>1,38</text:p>
          </table:table-cell>
          <table:table-cell/>
          <table:table-cell office:value-type="float" office:value="6">
            <text:p>6</text:p>
          </table:table-cell>
          <table:table-cell table:formula="of:=[.U21]*[.H21]" office:value-type="float" office:value="1.6254347896875">
            <text:p>1,63</text:p>
          </table:table-cell>
          <table:table-cell table:formula="of:=[.U21]*[.I21]" office:value-type="float" office:value="1.38">
            <text:p>1,38</text:p>
          </table:table-cell>
          <table:table-cell/>
          <table:table-cell office:value-type="float" office:value="8">
            <text:p>8</text:p>
          </table:table-cell>
          <table:table-cell table:formula="of:=[.Y21]*[.H21]" office:value-type="float" office:value="2.16724638625">
            <text:p>2,17</text:p>
          </table:table-cell>
          <table:table-cell table:formula="of:=[.Y21]*[.I21]" office:value-type="float" office:value="1.84">
            <text:p>1,84</text:p>
          </table:table-cell>
          <table:table-cell/>
          <table:table-cell office:value-type="float" office:value="6">
            <text:p>6</text:p>
          </table:table-cell>
          <table:table-cell table:formula="of:=[.H21]*[.AC21]" office:value-type="float" office:value="1.6254347896875">
            <text:p>1,63</text:p>
          </table:table-cell>
          <table:table-cell table:formula="of:=[.AC21]*[.I21]" office:value-type="float" office:value="1.38">
            <text:p>1,38</text:p>
          </table:table-cell>
          <table:table-cell/>
          <table:table-cell office:value-type="float" office:value="1">
            <text:p>1</text:p>
          </table:table-cell>
          <table:table-cell table:formula="of:=[.H21]*[.AG21]" office:value-type="float" office:value="0.27090579828125">
            <text:p>0,27</text:p>
          </table:table-cell>
          <table:table-cell table:formula="of:=[.I21]*[.AG21]" office:value-type="float" office:value="0.23">
            <text:p>0,23</text:p>
          </table:table-cell>
          <table:table-cell/>
          <table:table-cell office:value-type="float" office:value="8">
            <text:p>8</text:p>
          </table:table-cell>
          <table:table-cell table:formula="of:=[.H21]*[.AK21]" office:value-type="float" office:value="2.16724638625">
            <text:p>2,17</text:p>
          </table:table-cell>
          <table:table-cell table:formula="of:=[.I21]*[.AK21]" office:value-type="float" office:value="1.84">
            <text:p>1,84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Erdsensoren</text:p>
          </table:table-cell>
          <table:table-cell office:value-type="float" office:value="229.75">
            <text:p>229,75</text:p>
          </table:table-cell>
          <table:table-cell office:value-type="float" office:value="175.25">
            <text:p>175,25</text:p>
          </table:table-cell>
          <table:table-cell office:value-type="float" office:value="155">
            <text:p>155</text:p>
          </table:table-cell>
          <table:table-cell table:formula="of:=[.D22]*[.E22]*[.F22]" office:value-type="float" office:value="6240871.5625">
            <text:p>6240871,56</text:p>
          </table:table-cell>
          <table:table-cell table:style-name="ce4" table:formula="of:=[.G22]/640000" office:value-type="float" office:value="9.75136181640625">
            <text:p>9,75</text:p>
          </table:table-cell>
          <table:table-cell office:value-type="float" office:value="5.5">
            <text:p>5,5</text:p>
          </table:table-cell>
          <table:table-cell table:number-columns-repeated="2"/>
          <table:table-cell office:value-type="string">
            <text:p>Erdsensoren</text:p>
          </table:table-cell>
          <table:table-cell table:number-columns-repeated="24"/>
          <table:table-cell office:value-type="float" office:value="2">
            <text:p>2</text:p>
          </table:table-cell>
          <table:table-cell table:formula="of:=[.H22]*[.AK22]" office:value-type="float" office:value="19.5027236328125">
            <text:p>19,5</text:p>
          </table:table-cell>
          <table:table-cell table:formula="of:=[.I22]*[.AK22]" office:value-type="float" office:value="11">
            <text:p>1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agnetometr.</text:p>
          </table:table-cell>
          <table:table-cell office:value-type="float" office:value="99">
            <text:p>99</text:p>
          </table:table-cell>
          <table:table-cell office:value-type="float" office:value="52.33">
            <text:p>52,33</text:p>
          </table:table-cell>
          <table:table-cell office:value-type="float" office:value="34.33">
            <text:p>34,33</text:p>
          </table:table-cell>
          <table:table-cell table:formula="of:=[.D23]*[.E23]*[.F23]" office:value-type="float" office:value="177852.4011">
            <text:p>177852,4</text:p>
          </table:table-cell>
          <table:table-cell table:style-name="ce4" table:formula="of:=[.G23]/640000" office:value-type="float" office:value="0.27789437671875">
            <text:p>0,28</text:p>
          </table:table-cell>
          <table:table-cell office:value-type="float" office:value="0.11">
            <text:p>0,11</text:p>
          </table:table-cell>
          <table:table-cell table:number-columns-repeated="2"/>
          <table:table-cell office:value-type="string">
            <text:p>Magnetometr.</text:p>
          </table:table-cell>
          <table:table-cell office:value-type="float" office:value="1">
            <text:p>1</text:p>
          </table:table-cell>
          <table:table-cell office:value-type="string">
            <text:p>~15</text:p>
          </table:table-cell>
          <table:table-cell office:value-type="string">
            <text:p>~5</text:p>
          </table:table-cell>
          <table:table-cell office:value-type="string">
            <text:p>**</text:p>
          </table:table-cell>
          <table:table-cell office:value-type="float" office:value="1">
            <text:p>1</text:p>
          </table:table-cell>
          <table:table-cell table:formula="of:=[.Q23]*[.H23]" office:value-type="float" office:value="0.27789437671875">
            <text:p>0,28</text:p>
          </table:table-cell>
          <table:table-cell table:formula="of:=[.Q23]*[.I23]" office:value-type="float" office:value="0.11">
            <text:p>0,11</text:p>
          </table:table-cell>
          <table:table-cell/>
          <table:table-cell office:value-type="float" office:value="3">
            <text:p>3</text:p>
          </table:table-cell>
          <table:table-cell table:formula="of:=[.U23]*[.H23]" office:value-type="float" office:value="0.83368313015625">
            <text:p>0,83</text:p>
          </table:table-cell>
          <table:table-cell table:formula="of:=[.U23]*[.I23]" office:value-type="float" office:value="0.33">
            <text:p>0,33</text:p>
          </table:table-cell>
          <table:table-cell/>
          <table:table-cell office:value-type="float" office:value="3">
            <text:p>3</text:p>
          </table:table-cell>
          <table:table-cell table:formula="of:=[.Y23]*[.H23]" office:value-type="float" office:value="0.83368313015625">
            <text:p>0,83</text:p>
          </table:table-cell>
          <table:table-cell table:formula="of:=[.Y23]*[.I23]" office:value-type="float" office:value="0.33">
            <text:p>0,33</text:p>
          </table:table-cell>
          <table:table-cell/>
          <table:table-cell office:value-type="float" office:value="3">
            <text:p>3</text:p>
          </table:table-cell>
          <table:table-cell table:formula="of:=[.H23]*[.AC23]" office:value-type="float" office:value="0.83368313015625">
            <text:p>0,83</text:p>
          </table:table-cell>
          <table:table-cell table:formula="of:=[.AC23]*[.I23]" office:value-type="float" office:value="0.33">
            <text:p>0,33</text:p>
          </table:table-cell>
          <table:table-cell/>
          <table:table-cell office:value-type="float" office:value="2">
            <text:p>2</text:p>
          </table:table-cell>
          <table:table-cell table:formula="of:=[.H23]*[.AG23]" office:value-type="float" office:value="0.5557887534375">
            <text:p>0,56</text:p>
          </table:table-cell>
          <table:table-cell table:formula="of:=[.I23]*[.AG23]" office:value-type="float" office:value="0.22">
            <text:p>0,2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int. Sternsen.</text:p>
          </table:table-cell>
          <table:table-cell office:value-type="float" office:value="254">
            <text:p>254</text:p>
          </table:table-cell>
          <table:table-cell office:value-type="float" office:value="147.83">
            <text:p>147,83</text:p>
          </table:table-cell>
          <table:table-cell office:value-type="float" office:value="143.5">
            <text:p>143,5</text:p>
          </table:table-cell>
          <table:table-cell table:formula="of:=[.D24]*[.E24]*[.F24]" office:value-type="float" office:value="5388255.67">
            <text:p>5388255,67</text:p>
          </table:table-cell>
          <table:table-cell table:style-name="ce4" table:formula="of:=[.G24]/640000" office:value-type="float" office:value="8.419149484375">
            <text:p>8,42</text:p>
          </table:table-cell>
          <table:table-cell office:value-type="float" office:value="2.03">
            <text:p>2,03</text:p>
          </table:table-cell>
          <table:table-cell table:number-columns-repeated="2"/>
          <table:table-cell office:value-type="string">
            <text:p>Sternensens.</text:p>
          </table:table-cell>
          <table:table-cell office:value-type="float" office:value="2">
            <text:p>2</text:p>
          </table:table-cell>
          <table:table-cell table:formula="of:=[.M24]*[.H24]" office:value-type="float" office:value="16.83829896875">
            <text:p>16,84</text:p>
          </table:table-cell>
          <table:table-cell table:formula="of:=[.M24]*[.I24]" office:value-type="float" office:value="4.06">
            <text:p>4,06</text:p>
          </table:table-cell>
          <table:table-cell/>
          <table:table-cell office:value-type="float" office:value="3">
            <text:p>3</text:p>
          </table:table-cell>
          <table:table-cell table:formula="of:=[.Q24]*[.H24]" office:value-type="float" office:value="25.257448453125">
            <text:p>25,26</text:p>
          </table:table-cell>
          <table:table-cell table:formula="of:=[.Q24]*[.I24]" office:value-type="float" office:value="6.09">
            <text:p>6,09</text:p>
          </table:table-cell>
          <table:table-cell/>
          <table:table-cell office:value-type="float" office:value="3">
            <text:p>3</text:p>
          </table:table-cell>
          <table:table-cell table:formula="of:=[.U24]*[.H24]" office:value-type="float" office:value="25.257448453125">
            <text:p>25,26</text:p>
          </table:table-cell>
          <table:table-cell table:formula="of:=[.U24]*[.I24]" office:value-type="float" office:value="6.09">
            <text:p>6,09</text:p>
          </table:table-cell>
          <table:table-cell/>
          <table:table-cell office:value-type="float" office:value="3">
            <text:p>3</text:p>
          </table:table-cell>
          <table:table-cell table:formula="of:=[.Y24]*[.H24]" office:value-type="float" office:value="25.257448453125">
            <text:p>25,26</text:p>
          </table:table-cell>
          <table:table-cell table:formula="of:=[.Y24]*[.I24]" office:value-type="float" office:value="6.09">
            <text:p>6,09</text:p>
          </table:table-cell>
          <table:table-cell/>
          <table:table-cell office:value-type="float" office:value="3">
            <text:p>3</text:p>
          </table:table-cell>
          <table:table-cell table:formula="of:=[.H24]*[.AC24]" office:value-type="float" office:value="25.257448453125">
            <text:p>25,26</text:p>
          </table:table-cell>
          <table:table-cell table:formula="of:=[.AC24]*[.I24]" office:value-type="float" office:value="6.09">
            <text:p>6,09</text:p>
          </table:table-cell>
          <table:table-cell/>
          <table:table-cell office:value-type="float" office:value="2">
            <text:p>2</text:p>
          </table:table-cell>
          <table:table-cell table:formula="of:=[.H24]*[.AG24]" office:value-type="float" office:value="16.83829896875">
            <text:p>16,84</text:p>
          </table:table-cell>
          <table:table-cell table:formula="of:=[.I24]*[.AG24]" office:value-type="float" office:value="4.06">
            <text:p>4,06</text:p>
          </table:table-cell>
          <table:table-cell table:number-columns-repeated="5"/>
        </table:table-row>
        <table:table-row table:style-name="ro1">
          <table:table-cell/>
          <table:table-cell table:style-name="ce6"/>
          <table:table-cell table:style-name="ce6" office:value-type="string">
            <text:p>Optik</text:p>
          </table:table-cell>
          <table:table-cell table:style-name="ce6" office:value-type="float" office:value="222">
            <text:p>222</text:p>
          </table:table-cell>
          <table:table-cell table:style-name="ce6" office:value-type="float" office:value="137.4">
            <text:p>137,4</text:p>
          </table:table-cell>
          <table:table-cell table:style-name="ce6" office:value-type="float" office:value="120">
            <text:p>120</text:p>
          </table:table-cell>
          <table:table-cell table:style-name="ce6" table:formula="of:=[.D25]*[.E25]*[.F25]" office:value-type="float" office:value="3660336">
            <text:p>3660336</text:p>
          </table:table-cell>
          <table:table-cell table:style-name="ce6" table:formula="of:=[.G25]/640000" office:value-type="float" office:value="5.719275">
            <text:p>5,72</text:p>
          </table:table-cell>
          <table:table-cell table:style-name="ce6" office:value-type="float" office:value="2.51">
            <text:p>2,51</text:p>
          </table:table-cell>
          <table:table-cell table:number-columns-repeated="31"/>
        </table:table-row>
        <table:table-row table:style-name="ro1">
          <table:table-cell/>
          <table:table-cell table:style-name="ce6"/>
          <table:table-cell table:style-name="ce6" office:value-type="string">
            <text:p>Elektronik</text:p>
          </table:table-cell>
          <table:table-cell table:style-name="ce6" office:value-type="float" office:value="216.2">
            <text:p>216,2</text:p>
          </table:table-cell>
          <table:table-cell table:style-name="ce6" office:value-type="float" office:value="157.6">
            <text:p>157,6</text:p>
          </table:table-cell>
          <table:table-cell table:style-name="ce6" office:value-type="float" office:value="79.6">
            <text:p>79,6</text:p>
          </table:table-cell>
          <table:table-cell table:style-name="ce6" table:formula="of:=[.D26]*[.E26]*[.F26]" office:value-type="float" office:value="2712220.352">
            <text:p>2712220,35</text:p>
          </table:table-cell>
          <table:table-cell table:style-name="ce6" table:formula="of:=[.G26]/640000" office:value-type="float" office:value="4.2378443">
            <text:p>4,24</text:p>
          </table:table-cell>
          <table:table-cell table:style-name="ce6"/>
          <table:table-cell table:number-columns-repeated="31"/>
        </table:table-row>
        <table:table-row table:style-name="ro1">
          <table:table-cell/>
          <table:table-cell table:style-name="ce6"/>
          <table:table-cell table:style-name="ce8" office:value-type="string">
            <text:p>Sternsen. Ges.</text:p>
          </table:table-cell>
          <table:table-cell table:style-name="ce6" table:number-columns-repeated="3"/>
          <table:table-cell table:style-name="ce6" table:formula="of:=[.G25]+[.G26]" office:value-type="float" office:value="6372556.352">
            <text:p>6372556,35</text:p>
          </table:table-cell>
          <table:table-cell table:style-name="ce8" table:formula="of:=[.G27]/640000" office:value-type="float" office:value="9.9571193">
            <text:p>9,96</text:p>
          </table:table-cell>
          <table:table-cell table:style-name="ce6"/>
          <table:table-cell table:number-columns-repeated="31"/>
        </table:table-row>
        <table:table-row table:style-name="ro1">
          <table:table-cell table:number-columns-repeated="2"/>
          <table:table-cell office:value-type="string">
            <text:p>IMU</text:p>
          </table:table-cell>
          <table:table-cell office:value-type="float" office:value="302.6">
            <text:p>302,6</text:p>
          </table:table-cell>
          <table:table-cell office:value-type="float" office:value="247">
            <text:p>247</text:p>
          </table:table-cell>
          <table:table-cell office:value-type="float" office:value="185.6">
            <text:p>185,6</text:p>
          </table:table-cell>
          <table:table-cell table:formula="of:=[.D28]*[.E28]*[.F28]" office:value-type="float" office:value="13872152.32">
            <text:p>13872152,32</text:p>
          </table:table-cell>
          <table:table-cell table:style-name="ce4" table:formula="of:=[.G28]/640000" office:value-type="float" office:value="21.675238">
            <text:p>21,68</text:p>
          </table:table-cell>
          <table:table-cell office:value-type="float" office:value="4.5">
            <text:p>4,5</text:p>
          </table:table-cell>
          <table:table-cell table:number-columns-repeated="2"/>
          <table:table-cell office:value-type="string">
            <text:p>IMU</text:p>
          </table:table-cell>
          <table:table-cell office:value-type="float" office:value="1">
            <text:p>1</text:p>
          </table:table-cell>
          <table:table-cell table:formula="of:=[.M28]*[.H28]" office:value-type="float" office:value="21.675238">
            <text:p>21,68</text:p>
          </table:table-cell>
          <table:table-cell table:formula="of:=[.M28]*[.I28]" office:value-type="float" office:value="4.5">
            <text:p>4,5</text:p>
          </table:table-cell>
          <table:table-cell/>
          <table:table-cell office:value-type="float" office:value="1">
            <text:p>1</text:p>
          </table:table-cell>
          <table:table-cell table:formula="of:=[.Q28]*[.H28]" office:value-type="float" office:value="21.675238">
            <text:p>21,68</text:p>
          </table:table-cell>
          <table:table-cell table:formula="of:=[.Q28]*[.I28]" office:value-type="float" office:value="4.5">
            <text:p>4,5</text:p>
          </table:table-cell>
          <table:table-cell/>
          <table:table-cell office:value-type="float" office:value="1">
            <text:p>1</text:p>
          </table:table-cell>
          <table:table-cell table:formula="of:=[.U28]*[.H28]" office:value-type="float" office:value="21.675238">
            <text:p>21,68</text:p>
          </table:table-cell>
          <table:table-cell table:formula="of:=[.U28]*[.I28]" office:value-type="float" office:value="4.5">
            <text:p>4,5</text:p>
          </table:table-cell>
          <table:table-cell table:number-columns-repeated="9"/>
          <table:table-cell office:value-type="float" office:value="2">
            <text:p>2</text:p>
          </table:table-cell>
          <table:table-cell table:formula="of:=[.H28]*[.AG28]" office:value-type="float" office:value="43.350476">
            <text:p>43,35</text:p>
          </table:table-cell>
          <table:table-cell table:formula="of:=[.I28]*[.AG28]" office:value-type="float" office:value="9">
            <text:p>9</text:p>
          </table:table-cell>
          <table:table-cell office:value-type="string">
            <text:p>RMU, IRU</text:p>
          </table:table-cell>
          <table:table-cell office:value-type="float" office:value="1">
            <text:p>1</text:p>
          </table:table-cell>
          <table:table-cell table:formula="of:=[.H28]*[.AK28]" office:value-type="float" office:value="21.675238">
            <text:p>21,68</text:p>
          </table:table-cell>
          <table:table-cell table:formula="of:=[.I28]*[.AK28]" office:value-type="float" office:value="4.5">
            <text:p>4,5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GPS</text:p>
          </table:table-cell>
          <table:table-cell office:value-type="float" office:value="186.58">
            <text:p>186,58</text:p>
          </table:table-cell>
          <table:table-cell office:value-type="float" office:value="148.17">
            <text:p>148,17</text:p>
          </table:table-cell>
          <table:table-cell office:value-type="float" office:value="65.42">
            <text:p>65,42</text:p>
          </table:table-cell>
          <table:table-cell table:formula="of:=[.D29]*[.E29]*[.F29]" office:value-type="float" office:value="1808572.443612">
            <text:p>1808572,44</text:p>
          </table:table-cell>
          <table:table-cell table:style-name="ce4" table:formula="of:=[.G29]/640000" office:value-type="float" office:value="2.82589444314375">
            <text:p>2,83</text:p>
          </table:table-cell>
          <table:table-cell office:value-type="float" office:value="2.24">
            <text:p>2,24</text:p>
          </table:table-cell>
          <table:table-cell table:number-columns-repeated="2"/>
          <table:table-cell office:value-type="string">
            <text:p>GPS</text:p>
          </table:table-cell>
          <table:table-cell office:value-type="float" office:value="1">
            <text:p>1</text:p>
          </table:table-cell>
          <table:table-cell table:formula="of:=[.M29]*[.H29]" office:value-type="float" office:value="2.82589444314375">
            <text:p>2,83</text:p>
          </table:table-cell>
          <table:table-cell table:formula="of:=[.M29]*[.I29]" office:value-type="float" office:value="2.24">
            <text:p>2,24</text:p>
          </table:table-cell>
          <table:table-cell/>
          <table:table-cell office:value-type="float" office:value="1">
            <text:p>1</text:p>
          </table:table-cell>
          <table:table-cell table:formula="of:=[.Q29]*[.H29]" office:value-type="float" office:value="2.82589444314375">
            <text:p>2,83</text:p>
          </table:table-cell>
          <table:table-cell table:formula="of:=[.Q29]*[.I29]" office:value-type="float" office:value="2.24">
            <text:p>2,24</text:p>
          </table:table-cell>
          <table:table-cell table:number-columns-repeated="9"/>
          <table:table-cell office:value-type="float" office:value="1">
            <text:p>1</text:p>
          </table:table-cell>
          <table:table-cell table:formula="of:=[.H29]*[.AC29]" office:value-type="float" office:value="2.82589444314375">
            <text:p>2,83</text:p>
          </table:table-cell>
          <table:table-cell table:formula="of:=[.AC29]*[.I29]" office:value-type="float" office:value="2.24">
            <text:p>2,24</text:p>
          </table:table-cell>
          <table:table-cell/>
          <table:table-cell office:value-type="float" office:value="2">
            <text:p>2</text:p>
          </table:table-cell>
          <table:table-cell table:formula="of:=[.H29]*[.AG29]" office:value-type="float" office:value="5.6517888862875">
            <text:p>5,65</text:p>
          </table:table-cell>
          <table:table-cell table:formula="of:=[.I29]*[.AG29]" office:value-type="float" office:value="4.48">
            <text:p>4,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int.Reakt.Räd.</text:p>
          </table:table-cell>
          <table:table-cell office:value-type="float" office:value="235">
            <text:p>235</text:p>
          </table:table-cell>
          <table:table-cell office:value-type="float" office:value="234.4">
            <text:p>234,4</text:p>
          </table:table-cell>
          <table:table-cell office:value-type="float" office:value="124.6">
            <text:p>124,6</text:p>
          </table:table-cell>
          <table:table-cell table:formula="of:=[.D30]*[.E30]*[.F30]" office:value-type="float" office:value="6863466.4">
            <text:p>6863466,4</text:p>
          </table:table-cell>
          <table:table-cell table:style-name="ce4" table:formula="of:=[.G30]/640000" office:value-type="float" office:value="10.72416625">
            <text:p>10,72</text:p>
          </table:table-cell>
          <table:table-cell office:value-type="float" office:value="8.4">
            <text:p>8,4</text:p>
          </table:table-cell>
          <table:table-cell table:number-columns-repeated="2"/>
          <table:table-cell office:value-type="string">
            <text:p>Reakt.Räder</text:p>
          </table:table-cell>
          <table:table-cell table:number-columns-repeated="4"/>
          <table:table-cell office:value-type="float" office:value="4">
            <text:p>4</text:p>
          </table:table-cell>
          <table:table-cell table:formula="of:=[.Q30]*[.H30]" office:value-type="float" office:value="42.896665">
            <text:p>42,9</text:p>
          </table:table-cell>
          <table:table-cell table:formula="of:=[.Q30]*[.I30]" office:value-type="float" office:value="33.6">
            <text:p>33,6</text:p>
          </table:table-cell>
          <table:table-cell table:number-columns-repeated="13"/>
          <table:table-cell office:value-type="float" office:value="4">
            <text:p>4</text:p>
          </table:table-cell>
          <table:table-cell table:formula="of:=[.H30]*[.AG30]" office:value-type="float" office:value="42.896665">
            <text:p>42,9</text:p>
          </table:table-cell>
          <table:table-cell table:formula="of:=[.I30]*[.AG30]" office:value-type="float" office:value="33.6">
            <text:p>33,6</text:p>
          </table:table-cell>
          <table:table-cell table:number-columns-repeated="5"/>
        </table:table-row>
        <table:table-row table:style-name="ro1">
          <table:table-cell/>
          <table:table-cell table:style-name="ce6"/>
          <table:table-cell table:style-name="ce6" office:value-type="string">
            <text:p>nur Rad</text:p>
          </table:table-cell>
          <table:table-cell table:style-name="ce6" office:value-type="float" office:value="294.29">
            <text:p>294,29</text:p>
          </table:table-cell>
          <table:table-cell table:style-name="ce6" office:value-type="float" office:value="294.29">
            <text:p>294,29</text:p>
          </table:table-cell>
          <table:table-cell table:style-name="ce6" office:value-type="float" office:value="135.86">
            <text:p>135,86</text:p>
          </table:table-cell>
          <table:table-cell table:style-name="ce6" table:formula="of:=[.D31]*[.E31]*[.F31]" office:value-type="float" office:value="11766373.233026">
            <text:p>11766373,23</text:p>
          </table:table-cell>
          <table:table-cell table:style-name="ce6" table:formula="of:=[.G31]/640000" office:value-type="float" office:value="18.3849581766031">
            <text:p>18,38</text:p>
          </table:table-cell>
          <table:table-cell table:style-name="ce6" office:value-type="float" office:value="10.77">
            <text:p>10,77</text:p>
          </table:table-cell>
          <table:table-cell table:number-columns-repeated="31"/>
        </table:table-row>
        <table:table-row table:style-name="ro1">
          <table:table-cell/>
          <table:table-cell table:style-name="ce6"/>
          <table:table-cell table:style-name="ce6" office:value-type="string">
            <text:p>Elektronik</text:p>
          </table:table-cell>
          <table:table-cell table:style-name="ce6" office:value-type="float" office:value="277">
            <text:p>277</text:p>
          </table:table-cell>
          <table:table-cell table:style-name="ce6" office:value-type="float" office:value="242.67">
            <text:p>242,67</text:p>
          </table:table-cell>
          <table:table-cell table:style-name="ce6" office:value-type="float" office:value="130.33">
            <text:p>130,33</text:p>
          </table:table-cell>
          <table:table-cell table:style-name="ce6" table:formula="of:=[.D32]*[.E32]*[.F32]" office:value-type="float" office:value="8760729.1647">
            <text:p>8760729,16</text:p>
          </table:table-cell>
          <table:table-cell table:style-name="ce6" table:formula="of:=[.G32]/640000" office:value-type="float" office:value="13.6886393198438">
            <text:p>13,69</text:p>
          </table:table-cell>
          <table:table-cell table:style-name="ce6"/>
          <table:table-cell table:number-columns-repeated="31"/>
        </table:table-row>
        <table:table-row table:style-name="ro1">
          <table:table-cell/>
          <table:table-cell table:style-name="ce6"/>
          <table:table-cell table:style-name="ce8" office:value-type="string">
            <text:p>Re.Rä. Ges.</text:p>
          </table:table-cell>
          <table:table-cell table:style-name="ce6" table:number-columns-repeated="3"/>
          <table:table-cell table:style-name="ce6" table:formula="of:=[.G31]+[.G32]" office:value-type="float" office:value="20527102.397726">
            <text:p>20527102,4</text:p>
          </table:table-cell>
          <table:table-cell table:style-name="ce8" table:formula="of:=[.G33]/640000" office:value-type="float" office:value="32.0735974964469">
            <text:p>32,07</text:p>
          </table:table-cell>
          <table:table-cell table:style-name="ce6"/>
          <table:table-cell table:number-columns-repeated="31"/>
        </table:table-row>
        <table:table-row table:style-name="ro1">
          <table:table-cell table:number-columns-repeated="2"/>
          <table:table-cell office:value-type="string">
            <text:p>int. Drallräder</text:p>
          </table:table-cell>
          <table:table-cell office:value-type="float" office:value="331.5">
            <text:p>331,5</text:p>
          </table:table-cell>
          <table:table-cell office:value-type="float" office:value="270">
            <text:p>270</text:p>
          </table:table-cell>
          <table:table-cell office:value-type="float" office:value="247.5">
            <text:p>247,5</text:p>
          </table:table-cell>
          <table:table-cell table:formula="of:=[.D34]*[.E34]*[.F34]" office:value-type="float" office:value="22152487.5">
            <text:p>22152487,5</text:p>
          </table:table-cell>
          <table:table-cell table:style-name="ce4" table:formula="of:=[.G34]/640000" office:value-type="float" office:value="34.61326171875">
            <text:p>34,61</text:p>
          </table:table-cell>
          <table:table-cell office:value-type="float" office:value="15.7">
            <text:p>15,7</text:p>
          </table:table-cell>
          <table:table-cell table:number-columns-repeated="2"/>
          <table:table-cell office:value-type="string">
            <text:p>Drallräder</text:p>
          </table:table-cell>
          <table:table-cell table:number-columns-repeated="24"/>
          <table:table-cell office:value-type="float" office:value="4">
            <text:p>4</text:p>
          </table:table-cell>
          <table:table-cell table:formula="of:=[.H34]*[.AK34]" office:value-type="float" office:value="138.453046875">
            <text:p>138,45</text:p>
          </table:table-cell>
          <table:table-cell table:formula="of:=[.I34]*[.AK34]" office:value-type="float" office:value="62.8">
            <text:p>62,8</text:p>
          </table:table-cell>
          <table:table-cell/>
        </table:table-row>
        <table:table-row table:style-name="ro1">
          <table:table-cell table:number-columns-repeated="2"/>
          <table:table-cell table:style-name="ce9" office:value-type="string">
            <text:p>nur Rad</text:p>
          </table:table-cell>
          <table:table-cell table:style-name="ce9" office:value-type="float" office:value="714">
            <text:p>714</text:p>
          </table:table-cell>
          <table:table-cell table:style-name="ce9" office:value-type="float" office:value="447">
            <text:p>447</text:p>
          </table:table-cell>
          <table:table-cell table:style-name="ce9" office:value-type="float" office:value="195">
            <text:p>195</text:p>
          </table:table-cell>
          <table:table-cell table:style-name="ce9" table:formula="of:=[.D35]*[.E35]*[.F35]" office:value-type="float" office:value="62235810">
            <text:p>62235810</text:p>
          </table:table-cell>
          <table:table-cell table:style-name="ce9" table:formula="of:=[.G35]/640000" office:value-type="float" office:value="97.243453125">
            <text:p>97,24</text:p>
          </table:table-cell>
          <table:table-cell table:style-name="ce9" office:value-type="float" office:value="28">
            <text:p>28</text:p>
          </table:table-cell>
          <table:table-cell table:number-columns-repeated="31"/>
        </table:table-row>
        <table:table-row table:style-name="ro1">
          <table:table-cell table:number-columns-repeated="2"/>
          <table:table-cell table:style-name="ce9" office:value-type="string">
            <text:p>Elektronik</text:p>
          </table:table-cell>
          <table:table-cell table:style-name="ce9" office:value-type="float" office:value="263">
            <text:p>263</text:p>
          </table:table-cell>
          <table:table-cell table:style-name="ce9" office:value-type="float" office:value="238">
            <text:p>238</text:p>
          </table:table-cell>
          <table:table-cell table:style-name="ce9" office:value-type="float" office:value="102">
            <text:p>102</text:p>
          </table:table-cell>
          <table:table-cell table:style-name="ce9" table:formula="of:=[.D36]*[.E36]*[.F36]" office:value-type="float" office:value="6384588">
            <text:p>6384588</text:p>
          </table:table-cell>
          <table:table-cell table:style-name="ce9" table:formula="of:=[.G36]/640000" office:value-type="float" office:value="9.97591875">
            <text:p>9,98</text:p>
          </table:table-cell>
          <table:table-cell table:style-name="ce9"/>
          <table:table-cell table:number-columns-repeated="31"/>
        </table:table-row>
        <table:table-row table:style-name="ro1">
          <table:table-cell table:number-columns-repeated="2"/>
          <table:table-cell office:value-type="string">
            <text:p>Magnetspulen</text:p>
          </table:table-cell>
          <table:table-cell office:value-type="float" office:value="219.67">
            <text:p>219,67</text:p>
          </table:table-cell>
          <table:table-cell office:value-type="float" office:value="38.67">
            <text:p>38,67</text:p>
          </table:table-cell>
          <table:table-cell office:value-type="float" office:value="42.33">
            <text:p>42,33</text:p>
          </table:table-cell>
          <table:table-cell table:formula="of:=[.D37]*[.E37]*[.F37]" office:value-type="float" office:value="359578.064637">
            <text:p>359578,06</text:p>
          </table:table-cell>
          <table:table-cell table:style-name="ce4" table:formula="of:=[.G37]/640000" office:value-type="float" office:value="0.561840725995312">
            <text:p>0,56</text:p>
          </table:table-cell>
          <table:table-cell office:value-type="float" office:value="1.32">
            <text:p>1,32</text:p>
          </table:table-cell>
          <table:table-cell table:number-columns-repeated="2"/>
          <table:table-cell office:value-type="string">
            <text:p>Magnetspulen</text:p>
          </table:table-cell>
          <table:table-cell office:value-type="float" office:value="6">
            <text:p>6</text:p>
          </table:table-cell>
          <table:table-cell table:formula="of:=[.M37]*[.H37]" office:value-type="float" office:value="3.37104435597187">
            <text:p>3,37</text:p>
          </table:table-cell>
          <table:table-cell table:formula="of:=[.M37]*[.I37]" office:value-type="float" office:value="7.92">
            <text:p>7,92</text:p>
          </table:table-cell>
          <table:table-cell/>
          <table:table-cell office:value-type="float" office:value="3">
            <text:p>3</text:p>
          </table:table-cell>
          <table:table-cell table:formula="of:=[.Q37]*[.H37]" office:value-type="float" office:value="1.68552217798594">
            <text:p>1,69</text:p>
          </table:table-cell>
          <table:table-cell table:formula="of:=[.Q37]*[.I37]" office:value-type="float" office:value="3.96">
            <text:p>3,96</text:p>
          </table:table-cell>
          <table:table-cell/>
          <table:table-cell office:value-type="float" office:value="3">
            <text:p>3</text:p>
          </table:table-cell>
          <table:table-cell table:formula="of:=[.U37]*[.H37]" office:value-type="float" office:value="1.68552217798594">
            <text:p>1,69</text:p>
          </table:table-cell>
          <table:table-cell table:formula="of:=[.U37]*[.I37]" office:value-type="float" office:value="3.96">
            <text:p>3,96</text:p>
          </table:table-cell>
          <table:table-cell/>
          <table:table-cell office:value-type="float" office:value="3">
            <text:p>3</text:p>
          </table:table-cell>
          <table:table-cell table:formula="of:=[.Y37]*[.H37]" office:value-type="float" office:value="1.68552217798594">
            <text:p>1,69</text:p>
          </table:table-cell>
          <table:table-cell table:formula="of:=[.Y37]*[.I37]" office:value-type="float" office:value="3.96">
            <text:p>3,96</text:p>
          </table:table-cell>
          <table:table-cell/>
          <table:table-cell office:value-type="float" office:value="1">
            <text:p>1</text:p>
          </table:table-cell>
          <table:table-cell table:formula="of:=[.H37]*[.AC37]" office:value-type="float" office:value="0.561840725995312">
            <text:p>0,56</text:p>
          </table:table-cell>
          <table:table-cell table:formula="of:=[.AC37]*[.I37]" office:value-type="float" office:value="1.32">
            <text:p>1,32</text:p>
          </table:table-cell>
          <table:table-cell/>
          <table:table-cell office:value-type="float" office:value="3">
            <text:p>3</text:p>
          </table:table-cell>
          <table:table-cell table:formula="of:=[.H37]*[.AG37]" office:value-type="float" office:value="1.68552217798594">
            <text:p>1,69</text:p>
          </table:table-cell>
          <table:table-cell table:formula="of:=[.I37]*[.AG37]" office:value-type="float" office:value="3.96">
            <text:p>3,96</text:p>
          </table:table-cell>
          <table:table-cell/>
          <table:table-cell office:value-type="float" office:value="3">
            <text:p>3</text:p>
          </table:table-cell>
          <table:table-cell table:formula="of:=[.H37]*[.AK37]" office:value-type="float" office:value="1.68552217798594">
            <text:p>1,69</text:p>
          </table:table-cell>
          <table:table-cell table:formula="of:=[.I37]*[.AK37]" office:value-type="float" office:value="3.96">
            <text:p>3,96</text:p>
          </table:table-cell>
          <table:table-cell/>
        </table:table-row>
        <table:table-row table:style-name="ro1">
          <table:table-cell/>
          <table:table-cell table:style-name="ce7" office:value-type="string">
            <text:p>Propulsion</text:p>
          </table:table-cell>
          <table:table-cell table:style-name="ce3"/>
          <table:table-cell table:style-name="ce3" office:value-type="float" office:value="366">
            <text:p>366</text:p>
          </table:table-cell>
          <table:table-cell table:style-name="ce3" office:value-type="float" office:value="334.67">
            <text:p>334,67</text:p>
          </table:table-cell>
          <table:table-cell table:style-name="ce3" office:value-type="float" office:value="216.5">
            <text:p>216,5</text:p>
          </table:table-cell>
          <table:table-cell table:style-name="ce3" table:formula="of:=[.D38]*[.E38]*[.F38]" office:value-type="float" office:value="26518916.13">
            <text:p>26518916,13</text:p>
          </table:table-cell>
          <table:table-cell table:style-name="ce3" table:formula="of:=[.G38]/640000" office:value-type="float" office:value="41.435806453125">
            <text:p>41,44</text:p>
          </table:table-cell>
          <table:table-cell table:style-name="ce3" office:value-type="float" office:value="14.11">
            <text:p>14,11</text:p>
          </table:table-cell>
          <table:table-cell table:number-columns-repeated="2"/>
          <table:table-cell office:value-type="string">
            <text:p>Propulsion</text:p>
          </table:table-cell>
          <table:table-cell office:value-type="float" office:value="1">
            <text:p>1</text:p>
          </table:table-cell>
          <table:table-cell office:value-type="string">
            <text:p>~200</text:p>
          </table:table-cell>
          <table:table-cell office:value-type="string">
            <text:p>~70</text:p>
          </table:table-cell>
          <table:table-cell office:value-type="string">
            <text:p>**</text:p>
          </table:table-cell>
          <table:table-cell office:value-type="float" office:value="1">
            <text:p>1</text:p>
          </table:table-cell>
          <table:table-cell office:value-type="string">
            <text:p>~150</text:p>
          </table:table-cell>
          <table:table-cell office:value-type="string">
            <text:p>~100</text:p>
          </table:table-cell>
          <table:table-cell office:value-type="string">
            <text:p>**</text:p>
          </table:table-cell>
          <table:table-cell office:value-type="float" office:value="1">
            <text:p>1</text:p>
          </table:table-cell>
          <table:table-cell office:value-type="string">
            <text:p>~150</text:p>
          </table:table-cell>
          <table:table-cell office:value-type="string">
            <text:p>~55</text:p>
          </table:table-cell>
          <table:table-cell office:value-type="string">
            <text:p>**</text:p>
          </table:table-cell>
          <table:table-cell office:value-type="float" office:value="2">
            <text:p>2</text:p>
          </table:table-cell>
          <table:table-cell office:value-type="string">
            <text:p>~400</text:p>
          </table:table-cell>
          <table:table-cell office:value-type="string">
            <text:p>~160</text:p>
          </table:table-cell>
          <table:table-cell office:value-type="string">
            <text:p>**</text:p>
          </table:table-cell>
          <table:table-cell office:value-type="float" office:value="1">
            <text:p>1</text:p>
          </table:table-cell>
          <table:table-cell office:value-type="string">
            <text:p>~400</text:p>
          </table:table-cell>
          <table:table-cell office:value-type="float" office:value="100">
            <text:p>100</text:p>
          </table:table-cell>
          <table:table-cell office:value-type="string">
            <text:p>**</text:p>
          </table:table-cell>
          <table:table-cell office:value-type="float" office:value="1">
            <text:p>1</text:p>
          </table:table-cell>
          <table:table-cell office:value-type="string">
            <text:p>~400</text:p>
          </table:table-cell>
          <table:table-cell office:value-type="string">
            <text:p>~260</text:p>
          </table:table-cell>
          <table:table-cell office:value-type="string">
            <text:p>**</text:p>
          </table:table-cell>
          <table:table-cell office:value-type="float" office:value="1">
            <text:p>1</text:p>
          </table:table-cell>
          <table:table-cell office:value-type="string">
            <text:p>~300</text:p>
          </table:table-cell>
          <table:table-cell office:value-type="string">
            <text:p>~66</text:p>
          </table:table-cell>
          <table:table-cell office:value-type="string">
            <text:p>**</text:p>
          </table:table-cell>
        </table:table-row>
        <table:table-row table:style-name="ro1">
          <table:table-cell/>
          <table:table-cell table:style-name="ce7"/>
          <table:table-cell table:style-name="ce3" table:number-columns-repeated="7"/>
          <table:table-cell table:number-columns-repeated="2"/>
          <table:table-cell table:style-name="ce3" table:number-columns-repeated="13"/>
          <table:table-cell table:style-name="Default" table:number-columns-repeated="12"/>
          <table:table-cell table:style-name="ce5" table:number-columns-repeated="4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  <table:table-cell table:style-name="ce2" office:value-type="string">
            <text:p>NL-Leist. [W]</text:p>
          </table:table-cell>
          <table:table-cell office:value-type="float" office:value="75">
            <text:p>75</text:p>
          </table:table-cell>
          <table:table-cell table:number-columns-repeated="7"/>
          <table:table-cell office:value-type="float" office:value="325">
            <text:p>325</text:p>
          </table:table-cell>
          <table:table-cell table:number-columns-repeated="3"/>
          <table:table-cell office:value-type="float" office:value="750">
            <text:p>750</text:p>
          </table:table-cell>
          <table:table-cell table:number-columns-repeated="7"/>
          <table:table-cell office:value-type="string">
            <text:p>&gt;840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  <table:table-cell table:style-name="ce2" office:value-type="string">
            <text:p>Bus-Leist. [W]</text:p>
          </table:table-cell>
          <table:table-cell office:value-type="float" office:value="135">
            <text:p>135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  <table:table-cell table:style-name="ce2" office:value-type="string">
            <text:p>BOL SZL [W]</text:p>
          </table:table-cell>
          <table:table-cell table:number-columns-repeated="4"/>
          <table:table-cell office:value-type="float" office:value="1800">
            <text:p>1800</text:p>
          </table:table-cell>
          <table:table-cell table:number-columns-repeated="3"/>
          <table:table-cell office:value-type="string">
            <text:p>2x850</text:p>
          </table:table-cell>
          <table:table-cell table:number-columns-repeated="3"/>
          <table:table-cell office:value-type="float" office:value="1600">
            <text:p>1600</text:p>
          </table:table-cell>
          <table:table-cell table:number-columns-repeated="3"/>
          <table:table-cell office:value-type="string">
            <text:p>2x750</text:p>
          </table:table-cell>
          <table:table-cell table:number-columns-repeated="3"/>
          <table:table-cell office:value-type="float" office:value="2400">
            <text:p>2400</text:p>
          </table:table-cell>
          <table:table-cell table:number-columns-repeated="3"/>
          <table:table-cell office:value-type="float" office:value="1250">
            <text:p>125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  <table:table-cell table:style-name="ce2" office:value-type="string">
            <text:p>nom. Leist. [W]</text:p>
          </table:table-cell>
          <table:table-cell office:value-type="float" office:value="210">
            <text:p>210</text:p>
          </table:table-cell>
          <table:table-cell table:number-columns-repeated="7"/>
          <table:table-cell office:value-type="float" office:value="800">
            <text:p>800</text:p>
          </table:table-cell>
          <table:table-cell table:number-columns-repeated="7"/>
          <table:table-cell office:value-type="float" office:value="210">
            <text:p>210</text:p>
          </table:table-cell>
          <table:table-cell table:number-columns-repeated="3"/>
          <table:table-cell office:value-type="float" office:value="1400">
            <text:p>1400</text:p>
          </table:table-cell>
          <table:table-cell table:number-columns-repeated="3"/>
          <table:table-cell office:value-type="float" office:value="700">
            <text:p>70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  <table:table-cell table:style-name="ce2" office:value-type="string">
            <text:p>Lebensdauer</text:p>
          </table:table-cell>
          <table:table-cell office:value-type="string">
            <text:p>8 (11)</text:p>
          </table:table-cell>
          <table:table-cell table:number-columns-repeated="3"/>
          <table:table-cell office:value-type="string">
            <text:p>5 (6,5)</text:p>
          </table:table-cell>
          <table:table-cell table:number-columns-repeated="3"/>
          <table:table-cell office:value-type="string">
            <text:p>3,5 (5,5)</text:p>
          </table:table-cell>
          <table:table-cell table:number-columns-repeated="3"/>
          <table:table-cell office:value-type="float" office:value="1.7">
            <text:p>1,7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string">
            <text:p>2 (5)</text:p>
          </table:table-cell>
          <table:table-cell table:number-columns-repeated="3"/>
        </table:table-row>
        <table:table-row table:style-name="ro2"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  <table:table-cell table:style-name="ce2" office:value-type="string">
            <text:p>Point. Acc. [°]</text:p>
          </table:table-cell>
          <table:table-cell office:value-type="string">
            <text:p>&lt;0,06</text:p>
          </table:table-cell>
          <table:table-cell table:number-columns-repeated="3"/>
          <table:table-cell office:value-type="string">
            <text:p>&lt;0,02</text:p>
          </table:table-cell>
          <table:table-cell table:number-columns-repeated="3"/>
          <table:table-cell office:value-type="string">
            <text:p>&lt;0,25</text:p>
          </table:table-cell>
          <table:table-cell table:number-columns-repeated="7"/>
          <table:table-cell office:value-type="string">
            <text:p>&lt;2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  <table:table-cell table:style-name="ce2" office:value-type="string">
            <text:p>Knowl. Acc. [°]</text:p>
          </table:table-cell>
          <table:table-cell table:number-columns-repeated="8"/>
          <table:table-cell office:value-type="string">
            <text:p>&lt;0,003</text:p>
          </table:table-cell>
          <table:table-cell table:number-columns-repeated="19"/>
        </table:table-row>
        <table:table-row table:style-name="ro1" table:number-rows-repeated="2"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  <table:table-cell table:style-name="Default" table:number-columns-repeated="29"/>
        </table:table-row>
        <table:table-row table:style-name="ro1">
          <table:table-cell/>
          <table:table-cell table:style-name="Default" office:value-type="string">
            <text:p>* aufgrund teilweisen modularen Aufbaus der PCDU und der Verwendung mehrerer Batterien wird ein Faktor von drei angenommen</text:p>
          </table:table-cell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Default" office:value-type="string">
            <text:p>** Sondersysteme</text:p>
          </table:table-cell>
          <table:table-cell table:style-name="Default" table:number-columns-repeated="28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  <table:table-cell table:style-name="Default" office:value-type="string">
            <text:p>*** pro 500W BOL Solarzellenleistung 2 PCDU Module (viele PCDU sind modular aufgebaut um ein breites Leistungsspektrum abzudecken)</text:p>
          </table:table-cell>
          <table:table-cell table:style-name="Default" table:number-columns-repeated="28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7">17.09.2010</text:date>, <text:time>14:19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ars Dornburg</meta:initial-creator>
    <meta:creation-date>2010-09-15T09:25:20.33</meta:creation-date>
    <dc:date>2010-09-17T09:54:39.73</dc:date>
    <dc:creator>Lars Dornburg</dc:creator>
    <meta:editing-duration>PT17H18M07S</meta:editing-duration>
    <meta:editing-cycles>51</meta:editing-cycles>
    <meta:generator>OpenOffice.org/3.2$Win32 OpenOffice.org_project/320m18$Build-9502</meta:generator>
    <meta:document-statistic meta:table-count="3" meta:cell-count="560" meta:object-count="0"/>
  </office:meta>
</office:document-meta>
</file>